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SQL Vie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6.035cm" svg:height="13.865cm" svg:x="0.635cm" svg:y="0.74cm" presentation:class="outline" presentation:user-transformed="true">
          <draw:text-box>
            <text:list text:style-name="L2">
              <text:list-item>
                <text:p>Views in SQL are a kind of virtual table. </text:p>
              </text:list-item>
              <text:list-item>
                <text:p>A view also has rows and columns like tables, but a view doesn’t store data on the disk like a table.</text:p>
              </text:list-item>
              <text:list-item>
                <text:p>A View defines a customized query that retrieves data from one or more tables, and represents the data as if it was coming from a single source.</text:p>
              </text:list-item>
              <text:list-item>
                <text:p>We can create a view by selecting fields from one or more tables present in the database.</text:p>
              </text:list-item>
              <text:list-item>
                <text:p><text:s/>A View can either have all the rows of a table or specific rows based on certain condi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155cm" presentation:class="title" presentation:user-transformed="true">
          <draw:text-box>
            <text:p text:style-name="P1"><text:span text:style-name="T1">Creating a View</text:span></text:p>
          </draw:text-box>
        </draw:frame>
        <draw:frame presentation:style-name="pr6" draw:layer="layout" svg:width="24.535cm" svg:height="12.27cm" svg:x="0.865cm" svg:y="2.335cm" presentation:class="outline" presentation:user-transformed="true">
          <draw:text-box>
            <text:list text:style-name="L2">
              <text:list-item>
                <text:p>To create a view, you use the CREATE VIEW statement. Here’s the syntax:</text:p>
                <text:list>
                  <text:list-header>
                    <text:p>CREATE VIEW view_name AS</text:p>
                    <text:p>SELECT column1, column2, ...</text:p>
                    <text:p>FROM table_name</text:p>
                    <text:p>WHERE condition;</text:p>
                  </text:list-header>
                </text:list>
              </text:list-item>
              <text:list-item>
                <text:p>Parameters:</text:p>
                <text:list>
                  <text:list-header>
                    <text:p>view_name: Name for the View</text:p>
                    <text:p>table_name: Name of the table</text:p>
                    <text:p>condition: Condition to select rows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5.17cm" svg:height="13.97cm" svg:x="0.635cm" svg:y="0.635cm" presentation:class="outline" presentation:user-transformed="true">
          <draw:text-box>
            <text:list text:style-name="L2">
              <text:list-item>
                <text:p text:style-name="P3"><text:span text:style-name="T2">Example 1: Creating View from a single table:</text:span></text:p>
                <text:list>
                  <text:list-header>
                    <text:p><text:span text:style-name="T3">CREATE VIEW DetailsView AS</text:span></text:p>
                    <text:p><text:span text:style-name="T3">SELECT NAME, ADDRESS</text:span></text:p>
                    <text:p><text:span text:style-name="T3">FROM StudentDetails</text:span></text:p>
                    <text:p><text:span text:style-name="T3">WHERE S_ID &lt; 5</text:span><text:span text:style-name="T2">;</text:span></text:p>
                  </text:list-header>
                </text:list>
              </text:list-item>
              <text:list-item>
                <text:p text:style-name="P3"><text:span text:style-name="T2">To see the data in the View, you query the view in the same manner as we query a table.</text:span></text:p>
                <text:list>
                  <text:list-header>
                    <text:p><text:span text:style-name="T2">SELECT * FROM DetailsView;</text:span></text:p>
                  </text:list-header>
                </text:list>
              </text:list-item>
              <text:list-item>
                <text:p text:style-name="P3"><text:span text:style-name="T2">Example 2: Creating View from multiple tables</text:span></text:p>
                <text:list>
                  <text:list-header>
                    <text:p><text:span text:style-name="T3">CREATE VIEW MarksView AS</text:span></text:p>
                    <text:p><text:span text:style-name="T3">SELECT StudentDetails.NAME, StudentDetails.ADDRESS, StudentMarks.MARKS</text:span></text:p>
                    <text:p><text:span text:style-name="T3">FROM StudentDetails, StudentMarks</text:span></text:p>
                    <text:p><text:span text:style-name="T3">WHERE StudentDetails.NAME = StudentMarks.NAME;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3.865cm" svg:x="0.635cm" svg:y="0.635cm" presentation:class="outline" presentation:user-transformed="true">
          <draw:text-box>
            <text:list text:style-name="L2">
              <text:list-item>
                <text:p>We can list View using the SHOW FULL TABLES statement or using the information_schema table. </text:p>
              </text:list-item>
              <text:list-item>
                <text:p>Syntax :</text:p>
                <text:list>
                  <text:list-header>
                    <text:p>USE "database_name";</text:p>
                    <text:p>SHOW FULL TABLES WHERE table_type LIKE "%VIEW";</text:p>
                  </text:list-header>
                </text:list>
              </text:list-item>
              <text:list-item>
                <text:p>We can delete or drop View using the DROP statement. </text:p>
                <text:list>
                  <text:list-header>
                    <text:p>Syntax : DROP VIEW view_name;</text:p>
                  </text:list-header>
                </text:list>
              </text:list-item>
              <text:list-item>
                <text:p>You can also update data through a view, but there are some restrictions. The view must be updatable, which generally means:</text:p>
                <text:list>
                  <text:list-item>
                    <text:p>The view should be based on a single table.</text:p>
                  </text:list-item>
                  <text:list-item>
                    <text:p>The view should not contain any aggregated data (like SUM, AVG, etc.).</text:p>
                  </text:list-item>
                  <text:list-item>
                    <text:p>The view should not contain any joins, subqueries, or set operations like UNION.</text:p>
                  </text:list-item>
                  <text:list-item>
                    <text:p>All columns being updated must come from the same base tab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.9cm" svg:height="13.865cm" svg:x="0.865cm" svg:y="0.635cm" presentation:class="outline" presentation:user-transformed="true">
          <draw:text-box>
            <text:list text:style-name="L2">
              <text:list-item>
                <text:p>We can insert a row in a View in the same way as we do in a table. </text:p>
              </text:list-item>
              <text:list-item>
                <text:p>We can use the INSERT INTO statement of SQL to insert a row in a View. </text:p>
                <text:list>
                  <text:list-header>
                    <text:p>INSERT INTO DetailsView(NAME, ADDRESS)</text:p>
                    <text:p>VALUES("Suresh","Gurgaon");</text:p>
                  </text:list-header>
                </text:list>
              </text:list-item>
              <text:list-item>
                <text:p>We can use the CREATE OR REPLACE VIEW statement to add or replace fields from a view. </text:p>
              </text:list-item>
              <text:list-item>
                <text:p>For example in the query below we update the view MarksView and add the field <text:span text:style-name="T4">AGE</text:span> to this View from StudentMarks Table,</text:p>
                <text:list>
                  <text:list-header>
                    <text:p>CREATE OR REPLACE VIEW MarksView AS</text:p>
                    <text:p>SELECT StudentDetails.NAME, StudentDetails.ADDRESS, StudentMarks.MARKS, StudentMarks.AGE</text:p>
                    <text:p>FROM StudentDetails, StudentMarks</text:p>
                    <text:p>WHERE StudentDetails.NAME = StudentMarks.NAME;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4.535cm" svg:height="14.175cm" svg:x="0.635cm" svg:y="0.635cm" presentation:class="outline" presentation:user-transformed="true">
          <draw:text-box>
            <text:list text:style-name="L2">
              <text:list-item>
                <text:p>Deleting rows from a view is also as simple as deleting rows from a table. </text:p>
              </text:list-item>
              <text:list-item>
                <text:p>We can use the DELETE statement of SQL to delete rows from a view. </text:p>
              </text:list-item>
              <text:list-item>
                <text:p>Deleting a row from a view first deletes the row from the actual table and the change is then reflected in the view.</text:p>
              </text:list-item>
              <text:list-item>
                <text:p>For example:</text:p>
                <text:list>
                  <text:list-header>
                    <text:p>DELETE FROM DetailsView</text:p>
                    <text:p>WHERE NAME="Suresh";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4T09:00:00.497427586</meta:creation-date>
    <meta:editing-duration>PT6M54S</meta:editing-duration>
    <meta:editing-cycles>2</meta:editing-cycles>
    <meta:generator>LibreOffice/7.3.7.2$Linux_X86_64 LibreOffice_project/30$Build-2</meta:generator>
    <dc:title>Pencil</dc:title>
    <dc:date>2024-06-14T09:27:25.562019668</dc:date>
    <meta:document-statistic meta:object-count="55"/>
  </office:meta>
</office:document-meta>
</file>